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4ed47" officeooo:paragraph-rsid="0014ed47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2pt" officeooo:rsid="000f99ec" officeooo:paragraph-rsid="000f99ec" style:font-size-asian="10.5pt" style:font-size-complex="12pt"/>
    </style:style>
    <style:style style:name="P3" style:family="paragraph" style:parent-style-name="Standard">
      <style:text-properties fo:font-size="12pt" fo:font-weight="normal" officeooo:rsid="0011512b" officeooo:paragraph-rsid="0011512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f99ec" officeooo:paragraph-rsid="000f99ec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512b" style:font-weight-asian="bold" style:font-weight-complex="bold"/>
    </style:style>
    <style:style style:name="T3" style:family="text">
      <style:text-properties fo:font-weight="bold" officeooo:rsid="001330f5" style:font-weight-asian="bold" style:font-weight-complex="bold"/>
    </style:style>
    <style:style style:name="T4" style:family="text">
      <style:text-properties fo:font-weight="bold" officeooo:rsid="0014ed47" style:font-weight-asian="bold" style:font-weight-complex="bold"/>
    </style:style>
    <style:style style:name="T5" style:family="text">
      <style:text-properties fo:font-weight="bold" officeooo:rsid="0016a91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512b" style:font-weight-asian="normal" style:font-weight-complex="normal"/>
    </style:style>
    <style:style style:name="T8" style:family="text">
      <style:text-properties fo:font-weight="normal" officeooo:rsid="001330f5" style:font-weight-asian="normal" style:font-weight-complex="normal"/>
    </style:style>
    <style:style style:name="T9" style:family="text">
      <style:text-properties fo:font-weight="normal" officeooo:rsid="0014ed47" style:font-weight-asian="normal" style:font-weight-complex="normal"/>
    </style:style>
    <style:style style:name="T10" style:family="text">
      <style:text-properties fo:font-weight="normal" officeooo:rsid="0016a919" style:font-weight-asian="normal" style:font-weight-complex="normal"/>
    </style:style>
    <style:style style:name="T11" style:family="text">
      <style:text-properties officeooo:rsid="001330f5"/>
    </style:style>
    <style:style style:name="T12" style:family="text">
      <style:text-properties officeooo:rsid="0014ed47"/>
    </style:style>
    <style:style style:name="T13" style:family="text">
      <style:text-properties officeooo:rsid="0016a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nors Project BNF</text:p>
      <text:p text:style-name="P1"/>
      <text:p text:style-name="P2">&lt;input&gt;<text:tab/>:==<text:tab/>// Empty</text:p>
      <text:p text:style-name="P2"><text:tab/><text:tab/>|<text:tab/>&lt;input&gt; &lt;line&gt;</text:p>
      <text:p text:style-name="P2"/>
      <text:p text:style-name="P2">&lt;line&gt;<text:tab/><text:tab/>:==<text:tab/><text:span text:style-name="T1">‘\n’</text:span></text:p>
      <text:p text:style-name="P2"><text:tab/><text:tab/>|<text:tab/>&lt;<text:span text:style-name="T11">stmt</text:span>&gt; <text:span text:style-name="T1">‘\n’</text:span></text:p>
      <text:p text:style-name="P2"><text:span text:style-name="T6"/></text:p>
      <text:p text:style-name="P2"><text:span text:style-name="T6">&lt;expr&gt;<text:tab/><text:tab/>:==<text:tab/>&lt;bool&gt;</text:span></text:p>
      <text:p text:style-name="P2"><text:span text:style-name="T6"><text:tab/><text:tab/></text:span><text:span text:style-name="T8">|<text:tab/>&lt;id&gt;</text:span></text:p>
      <text:p text:style-name="P2"><text:span text:style-name="T6"><text:tab/><text:tab/></text:span><text:span text:style-name="T7">|<text:tab/>&lt;id&gt; </text:span><text:span text:style-name="T2">EQUALS </text:span><text:span text:style-name="T7">&lt;expr&gt;</text:span></text:p>
      <text:p text:style-name="P2"><text:span text:style-name="T6"><text:tab/><text:tab/></text:span><text:span text:style-name="T7">|<text:tab/></text:span><text:span text:style-name="T2">LPAREN </text:span><text:span text:style-name="T7">&lt;expr&gt; </text:span><text:span text:style-name="T2">RPAREN</text:span></text:p>
      <text:p text:style-name="P2"><text:span text:style-name="T6"><text:tab/><text:tab/>|<text:tab/>&lt;</text:span><text:span text:style-name="T7">expr</text:span><text:span text:style-name="T6">&gt; </text:span><text:span text:style-name="T1">and </text:span><text:span text:style-name="T6">&lt;</text:span><text:span text:style-name="T7">expr</text:span><text:span text:style-name="T6">&gt;</text:span></text:p>
      <text:p text:style-name="P2"><text:span text:style-name="T6"><text:tab/><text:tab/>|<text:tab/>&lt;</text:span><text:span text:style-name="T7">expr</text:span><text:span text:style-name="T6">&gt; </text:span><text:span text:style-name="T1">or</text:span><text:span text:style-name="T6"> &lt;</text:span><text:span text:style-name="T7">expr</text:span><text:span text:style-name="T6">&gt;</text:span></text:p>
      <text:p text:style-name="P2"><text:span text:style-name="T6"><text:tab/><text:tab/>|<text:tab/>&lt;</text:span><text:span text:style-name="T7">expr</text:span><text:span text:style-name="T6">&gt; </text:span><text:span text:style-name="T1">xor</text:span><text:span text:style-name="T6"> &lt;</text:span><text:span text:style-name="T7">expr</text:span><text:span text:style-name="T6">&gt;</text:span></text:p>
      <text:p text:style-name="P2"><text:span text:style-name="T6"><text:tab/><text:tab/>|<text:tab/>&lt;</text:span><text:span text:style-name="T7">expr</text:span><text:span text:style-name="T6">&gt; </text:span><text:span text:style-name="T1">nand</text:span><text:span text:style-name="T6"> &lt;</text:span><text:span text:style-name="T7">expr</text:span><text:span text:style-name="T6">&gt;</text:span></text:p>
      <text:p text:style-name="P2"><text:span text:style-name="T6"><text:tab/><text:tab/>|<text:tab/>&lt;</text:span><text:span text:style-name="T7">expr</text:span><text:span text:style-name="T6">&gt; </text:span><text:span text:style-name="T1">nor</text:span><text:span text:style-name="T6"> &lt;</text:span><text:span text:style-name="T7">expr</text:span><text:span text:style-name="T6">&gt;</text:span></text:p>
      <text:p text:style-name="P2"><text:span text:style-name="T6"><text:tab/><text:tab/>|<text:tab/>&lt;</text:span><text:span text:style-name="T7">expr</text:span><text:span text:style-name="T6">&gt; </text:span><text:span text:style-name="T1">xnor</text:span><text:span text:style-name="T6"> &lt;</text:span><text:span text:style-name="T7">expr</text:span><text:span text:style-name="T6">&gt;</text:span></text:p>
      <text:p text:style-name="P2"><text:span text:style-name="T6"><text:tab/><text:tab/>|<text:tab/></text:span><text:span text:style-name="T1">not</text:span><text:span text:style-name="T6"> &lt;</text:span><text:span text:style-name="T7">expr</text:span><text:span text:style-name="T6">&gt;</text:span></text:p>
      <text:p text:style-name="P2"><text:span text:style-name="T6"><text:tab/><text:tab/></text:span><text:span text:style-name="T9">|<text:tab/>&lt;id&gt; </text:span><text:span text:style-name="T4">LPAREN RPAREN</text:span></text:p>
      <text:p text:style-name="P2"><text:span text:style-name="T9"><text:tab/><text:tab/>|<text:tab/>&lt;id&gt; </text:span><text:span text:style-name="T4">LPAREN</text:span><text:span text:style-name="T9"> &lt;arg_list&gt;</text:span><text:span text:style-name="T4"> RPAREN</text:span></text:p>
      <text:p text:style-name="P2"><text:span text:style-name="T6"/></text:p>
      <text:p text:style-name="P2"><text:span text:style-name="T6">&lt;</text:span><text:span text:style-name="T8">bool&gt;<text:tab/><text:tab/>:==<text:tab/></text:span><text:span text:style-name="T3">TRUE</text:span></text:p>
      <text:p text:style-name="P2"><text:span text:style-name="T3"><text:tab/><text:tab/></text:span><text:span text:style-name="T8">|<text:tab/></text:span><text:span text:style-name="T3">FALSE</text:span></text:p>
      <text:p text:style-name="P2"><text:span text:style-name="T8"><text:tab/><text:tab/>|<text:tab/></text:span><text:span text:style-name="T3">ONE</text:span></text:p>
      <text:p text:style-name="P2"><text:span text:style-name="T8"><text:tab/><text:tab/>|<text:tab/></text:span><text:span text:style-name="T3">ZERO</text:span></text:p>
      <text:p text:style-name="P2"><text:span text:style-name="T3"/></text:p>
      <text:p text:style-name="P4">&lt;<text:span text:style-name="T11">id&gt;<text:tab/><text:tab/>:==<text:tab/></text:span><text:span text:style-name="T3">IDENTIFIER</text:span></text:p>
      <text:p text:style-name="P4"><text:span text:style-name="T3"><text:tab/><text:tab/></text:span><text:span text:style-name="T13">|<text:tab/></text:span><text:span text:style-name="T5">IDENTIFIER RBRACKET INT_LITERAL</text:span><text:span text:style-name="T13"> </text:span><text:span text:style-name="T5">LBRACKET</text:span></text:p>
      <text:p text:style-name="P2"><text:span text:style-name="T6"/></text:p>
      <text:p text:style-name="P2"><text:span text:style-name="T6">&lt;</text:span><text:span text:style-name="T7">expr_list&gt;<text:tab/>:==<text:tab/>&lt;expr&gt;</text:span></text:p>
      <text:p text:style-name="P2"><text:span text:style-name="T7"><text:tab/><text:tab/>|<text:tab/>&lt;expr&gt; &lt;expr_list&gt;</text:span></text:p>
      <text:p text:style-name="P2"><text:span text:style-name="T7"/></text:p>
      <text:p text:style-name="P2"><text:span text:style-name="T7">&lt;component_decl&gt;</text:span></text:p>
      <text:p text:style-name="P2"><text:span text:style-name="T7"><text:tab/><text:tab/>:==<text:tab/>&lt;id&gt; </text:span><text:span text:style-name="T2">LPAREN</text:span><text:span text:style-name="T7"> &lt;opt_params&gt;</text:span><text:span text:style-name="T2"> RPAREN </text:span><text:span text:style-name="T7">&lt;stmt&gt;</text:span></text:p>
      <text:p text:style-name="P2"><text:span text:style-name="T7"/></text:p>
      <text:p text:style-name="P2"><text:span text:style-name="T7">&lt;</text:span><text:span text:style-name="T8">opt_params&gt;</text:span></text:p>
      <text:p text:style-name="P2"><text:span text:style-name="T8"><text:tab/><text:tab/>:==<text:tab/>// Empty</text:span></text:p>
      <text:p text:style-name="P2"><text:span text:style-name="T8"><text:tab/><text:tab/>|<text:tab/>&lt;param_decl_list&gt;</text:span></text:p>
      <text:p text:style-name="P2"><text:span text:style-name="T8"><text:tab/><text:tab/></text:span><text:span text:style-name="T10">|<text:tab/>&lt;param_decl_list&gt; </text:span><text:span text:style-name="T5">COLON</text:span><text:span text:style-name="T10"> &lt;param_decl_list&gt;</text:span></text:p>
      <text:p text:style-name="P2"><text:span text:style-name="T8"/></text:p>
      <text:p text:style-name="P2"><text:span text:style-name="T8">&lt;param_decl_list&gt;</text:span></text:p>
      <text:p text:style-name="P2"><text:span text:style-name="T8"><text:tab/><text:tab/>:==<text:tab/>&lt;param_decl&gt;</text:span></text:p>
      <text:p text:style-name="P2"><text:span text:style-name="T8"><text:tab/><text:tab/>|<text:tab/>&lt;param_decl&gt; </text:span><text:span text:style-name="T3">COMMA </text:span><text:span text:style-name="T8">&lt;param_decl_list&gt;</text:span></text:p>
      <text:p text:style-name="P2"><text:span text:style-name="T8"/></text:p>
      <text:p text:style-name="P2"><text:span text:style-name="T8">&lt;</text:span><text:span text:style-name="T10">param_decl&gt;</text:span></text:p>
      <text:p text:style-name="P2"><text:span text:style-name="T10"><text:tab/><text:tab/>:==<text:tab/>&lt;id&gt;</text:span></text:p>
      <text:p text:style-name="P2"><text:span text:style-name="T7"/></text:p>
      <text:p text:style-name="P2"><text:soft-page-break/><text:span text:style-name="T7">&lt;stmt&gt;<text:tab/><text:tab/>:==<text:tab/>&lt;expr&gt; </text:span><text:span text:style-name="T2">SEMICOLON</text:span></text:p>
      <text:p text:style-name="P2"><text:span text:style-name="T2"><text:tab/><text:tab/></text:span><text:span text:style-name="T10">|<text:tab/>&lt;table_stmt&gt;</text:span></text:p>
      <text:p text:style-name="P2"><text:span text:style-name="T10"/></text:p>
      <text:p text:style-name="P2"><text:span text:style-name="T10">&lt;table_stmt&gt;<text:tab/>:==<text:tab/></text:span><text:span text:style-name="T5">TABLE </text:span><text:span text:style-name="T10">expr </text:span><text:span text:style-name="T5">SEMICOLON</text:span></text:p>
      <text:p text:style-name="P2"><text:span text:style-name="T2"/></text:p>
      <text:p text:style-name="P3">&lt;compound_stmt&gt;</text:p>
      <text:p text:style-name="P3"><text:tab/><text:tab/>:==<text:tab/><text:span text:style-name="T1">LBRACE</text:span> &lt;stmt_list&gt;<text:span text:style-name="T1"> RBRACE</text:span></text:p>
      <text:p text:style-name="P3"><text:span text:style-name="T1"/></text:p>
      <text:p text:style-name="P3">&lt;<text:span text:style-name="T12">arg_list&gt;<text:tab/></text:span>:<text:span text:style-name="T12">==<text:tab/>&lt;expr&gt;</text:span></text:p>
      <text:p text:style-name="P3"><text:tab/><text:tab/><text:span text:style-name="T12">|<text:tab/>&lt;expr&gt; </text:span><text:span text:style-name="T4">COMMA</text:span><text:span text:style-name="T12"> &lt;arg_list&gt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1" fo:column-gap="0in">
          <style:column-sep style:width="0.0035in" style:color="#000000" style:height="100%" style:style="solid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22:43:12.134000000</meta:creation-date>
    <dc:date>2024-02-18T23:39:15.073000000</dc:date>
    <meta:editing-duration>PT11M19S</meta:editing-duration>
    <meta:editing-cycles>1</meta:editing-cycles>
    <meta:document-statistic meta:table-count="0" meta:image-count="0" meta:object-count="0" meta:page-count="2" meta:paragraph-count="44" meta:word-count="138" meta:character-count="927" meta:non-whitespace-character-count="770"/>
    <meta:generator>LibreOffice/24.2.0.3$Windows_X86_64 LibreOffice_project/da48488a73ddd66ea24cf16bbc4f7b9c08e9bea1</meta:generator>
  </office:meta>
</office:document-meta>
</file>